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CEC000009B16D3849F3A43CBBB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DemiLight" svg:font-family="'Noto Sans CJK JP DemiLight'" style:font-adornments="DemiLight" style:font-family-generic="swiss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0000" style:text-outline="false" fo:text-shadow="1pt 1pt" style:text-emphasize="dot above"/>
    </style:style>
    <style:style style:name="T3" style:family="text">
      <style:text-properties style:use-window-font-color="true" style:text-outline="false" fo:text-shadow="none" style:text-emphasize="none"/>
    </style:style>
    <style:style style:name="T4" style:family="text">
      <style:text-properties fo:font-size="20pt" style:font-size-asian="20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2" draw:layer="layout" svg:width="25.2cm" svg:height="12.179cm" svg:x="1.4cm" svg:y="5cm" presentation:class="subtitle">
          <draw:text-box>
            <text:p>RaspberryPi Zero W <text:span text:style-name="T1">で </text:span><text:span text:style-name="T1">FreeBSD </text:span><text:span text:style-name="T1">を動かす方法にやっと気がついたのと、</text:span><text:span text:style-name="T1">USB OTG</text:span><text:span text:style-name="T1">も動いてよかった。</text:span></text:p>
            <text:p><text:span text:style-name="T1"/></text:p>
            <text:p><text:span text:style-name="T1">鈴木光宏</text:span><text:span text:style-name="T1">(@s_mitu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FreeBSD の動かし方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イメージをダウンロード。</text:p>
              </text:list-item>
              <text:list-item>
                <text:p>micro SD に書き込み。</text:p>
              </text:list-item>
              <text:list-item>
                <text:p>FAT 領域をマウント。</text:p>
              </text:list-item>
              <text:list-item>
                <text:p>config.txt をエディターで開く。</text:p>
              </text:list-item>
              <text:list-item>
                <text:p>以下の行を追記</text:p>
                <text:p><text:span text:style-name="T2">dtoverlay=pi3-disable-bt</text:span></text:p>
              </text:list-item>
              <text:list-item>
                <text:p><text:span text:style-name="T3">アンマウントして </text:span><text:span text:style-name="T3">Pi Zero W </text:span><text:span text:style-name="T3">に挿す。</text:span></text:p>
              </text:list-item>
              <text:list-item>
                <text:p><text:span text:style-name="T3">電源投入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i Zero 用のイメージ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<text:span text:style-name="T4">13 snapshots </text:span></text:p>
                <text:list>
                  <text:list-item>
                    <text:p text:style-name="P3"><text:span text:style-name="T4"><text:a xlink:href="https://download.freebsd.org/ftp/snapshots/arm/armv6/ISO-IMAGES/13.0/" xlink:type="simple">https://download.freebsd.org/ftp/snapshots/arm/armv6/ISO-IMAGES/13.0/</text:a></text:span><text:span text:style-name="T4"><text:s/></text:span></text:p>
                  </text:list-item>
                </text:list>
              </text:list-item>
              <text:list-item>
                <text:p text:style-name="P3"><text:span text:style-name="T4">12 release</text:span></text:p>
                <text:list>
                  <text:list-item>
                    <text:p text:style-name="P3"><text:span text:style-name="T4"><text:a xlink:href="https://download.freebsd.org/ftp/releases/arm/armv6/ISO-IMAGES/12.0/FreeBSD-12.0-RELEASE-arm-armv6-RPI-B.img.xz" xlink:type="simple">https://download.freebsd.org/ftp/releases/arm/armv6/ISO-IMAGES/12.0/FreeBSD-12.0-RELEASE-arm-armv6-RPI-B.img.xz</text:a></text:span></text:p>
                  </text:list-item>
                  <text:list-item>
                    <text:p text:style-name="P3"><text:span text:style-name="T4"/></text:p>
                  </text:list-item>
                </text:list>
              </text:list-item>
              <text:list-item>
                <text:p text:style-name="P3"><text:span text:style-name="T4">11 release</text:span></text:p>
                <text:list>
                  <text:list-item>
                    <text:p text:style-name="P3"><text:span text:style-name="T4"><text:a xlink:href="https://download.freebsd.org/ftp/releases/arm/armv6/ISO-IMAGES/11.3/FreeBSD-11.3-RELEASE-arm-armv6-RPI-B.img.xz" xlink:type="simple">https://download.freebsd.org/ftp/releases/arm/armv6/ISO-IMAGES/11.3/FreeBSD-11.3-RELEASE-arm-armv6-RPI-B.img.xz</text:a></text:span></text:p>
                  </text:list-item>
                </text:list>
              </text:list-item>
              <text:list-item>
                <text:p text:style-name="P3"><text:span text:style-name="T4">13 </text:span><text:span text:style-name="T4">以外は </text:span><text:span text:style-name="T4">Pi Zero W</text:span><text:span text:style-name="T4">の動作未確認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USB OTG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B On The Go (USB OTG)</text:p>
              </text:list-item>
              <text:list-item>
                <text:p>通常 FreeBSD マシン側は USB ホストだが、USB クライアント(USB デバイス)になれる。</text:p>
              </text:list-item>
              <text:list-item>
                <text:p>Pi Zero はハード的に対応。</text:p>
              </text:list-item>
              <text:list-item>
                <text:p>どんなデバイスになれるかは usb_template(4) ドライバを使って切り替えられる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デバイス一覧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an usb_template より</text:p>
                <text:list>
                  <text:list-item>
                    <text:p><text:s text:c="8"/>0 <text:s text:c="7"/>USB Mass Storage, see cfumass(4)</text:p>
                  </text:list-item>
                  <text:list-item>
                    <text:p><text:s text:c="8"/>1 <text:s text:c="7"/>CDC Ethernet, see cdce(4)</text:p>
                  </text:list-item>
                  <text:list-item>
                    <text:p><text:s text:c="8"/>2 <text:s text:c="7"/>Media Transfer Protocol (MTP)</text:p>
                  </text:list-item>
                  <text:list-item>
                    <text:p><text:s text:c="8"/>3 <text:s text:c="7"/>USB serial port, see umodem(4)</text:p>
                  </text:list-item>
                  <text:list-item>
                    <text:p><text:s text:c="8"/>4 <text:s text:c="7"/>USB audio</text:p>
                  </text:list-item>
                  <text:list-item>
                    <text:p><text:s text:c="8"/>5 <text:s text:c="7"/>USB keyboard</text:p>
                  </text:list-item>
                  <text:list-item>
                    <text:p><text:s text:c="8"/>6 <text:s text:c="7"/>USB mouse</text:p>
                  </text:list-item>
                  <text:list-item>
                    <text:p><text:s text:c="8"/>7 <text:s text:c="7"/>USB phone</text:p>
                  </text:list-item>
                  <text:list-item>
                    <text:p><text:s text:c="8"/>8 <text:s text:c="7"/>CDC Ethernet and serial port</text:p>
                  </text:list-item>
                  <text:list-item>
                    <text:p><text:s text:c="8"/>9 <text:s text:c="7"/>USB MIDI</text:p>
                  </text:list-item>
                  <text:list-item>
                    <text:p><text:s text:c="8"/>10 <text:s text:c="6"/>CDC Ethernet, serial port, and storag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設定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ysctl hw.usb.template=N(テンプレートの番号) で設定。</text:p>
              </text:list-item>
              <text:list-item>
                <text:p>詳しくはハンドブック</text:p>
                <text:list>
                  <text:list-item>
                    <text:p>https://www.freebsd.org/doc/handbook/usb-device-mode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 DemiLight" svg:font-family="'Noto Sans CJK JP DemiLight'" style:font-adornments="DemiLight" style:font-family-generic="swiss" style:font-pitch="variable"/>
    <style:font-face style:name="IPA Pゴシック" svg:font-family="'IPA Pゴシック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JP DemiLight" style:font-family-asian="'Noto Sans CJK JP DemiLight'" style:font-style-name-asian="DemiLight" style:font-family-generic-asian="swiss" style:font-pitch-asian="variable" style:font-size-asian="36pt" style:font-weight-asian="3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2:42:05.984158039</meta:creation-date>
    <meta:editing-duration>PT1H32M10S</meta:editing-duration>
    <meta:editing-cycles>8</meta:editing-cycles>
    <meta:generator>LibreOffice/6.0.7.3.0$FreeBSD_X86_64 LibreOffice_project/00m0$Build-3</meta:generator>
    <dc:title>Inspiration</dc:title>
    <dc:date>2019-07-26T18:15:43.982910653</dc:date>
    <meta:document-statistic meta:object-count="50"/>
  </office:meta>
</office:document-meta>
</file>